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Loading..." calcext:value-type="string">
            <text:p>Loading...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Loading..." calcext:value-type="string">
            <text:p>Loading...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Loading..." calcext:value-type="string">
            <text:p>Loading...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Loading..." calcext:value-type="string">
            <text:p>Loading...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Loading..." calcext:value-type="string">
            <text:p>Loading...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Loading..." calcext:value-type="string">
            <text:p>Loading...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Loading..." calcext:value-type="string">
            <text:p>Loading...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SCHWACH" calcext:value-type="string">
            <text:p>SCHWACH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Loading..." calcext:value-type="string">
            <text:p>Loading...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Loading..." calcext:value-type="string">
            <text:p>Loading...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Loading..." calcext:value-type="string">
            <text:p>Loading...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ل" calcext:value-type="string">
            <text:p>ل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PARA" calcext:value-type="string">
            <text:p>PARA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ל" calcext:value-type="string">
            <text:p>ל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WA" calcext:value-type="string">
            <text:p>KW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Loading..." calcext:value-type="string">
            <text:p>Loading...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Loading..." calcext:value-type="string">
            <text:p>Loading...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Loading..." calcext:value-type="string">
            <text:p>Loading...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Loading..." calcext:value-type="string">
            <text:p>Loading...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Loading..." calcext:value-type="string">
            <text:p>Loading...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Loading..." calcext:value-type="string">
            <text:p>Loading...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ACHA" calcext:value-type="string">
            <text:p>ACHA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Loading..." calcext:value-type="string">
            <text:p>Loading...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ading..." calcext:value-type="string">
            <text:p>Loading...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Loading..." calcext:value-type="string">
            <text:p>Loading...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SA" calcext:value-type="string">
            <text:p>SA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Loading..." calcext:value-type="string">
            <text:p>Loading...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Loading..." calcext:value-type="string">
            <text:p>Loading...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Loading..." calcext:value-type="string">
            <text:p>Loading...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Loading..." calcext:value-type="string">
            <text:p>Loading...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Loading..." calcext:value-type="string">
            <text:p>Loading...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oading..." calcext:value-type="string">
            <text:p>Loading...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Loading..." calcext:value-type="string">
            <text:p>Loading...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Loading..." calcext:value-type="string">
            <text:p>Loading...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Loading..." calcext:value-type="string">
            <text:p>Loading...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Loading..." calcext:value-type="string">
            <text:p>Loading...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Loading..." calcext:value-type="string">
            <text:p>Loading...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Loading..." calcext:value-type="string">
            <text:p>Loading...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Loading..." calcext:value-type="string">
            <text:p>Loading...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Loading..." calcext:value-type="string">
            <text:p>Loading...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Loading..." calcext:value-type="string">
            <text:p>Loading...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Loading..." calcext:value-type="string">
            <text:p>Loading...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Loading..." calcext:value-type="string">
            <text:p>Loading...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Loading..." calcext:value-type="string">
            <text:p>Loading...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Loading..." calcext:value-type="string">
            <text:p>Loading..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Loading..." calcext:value-type="string">
            <text:p>Loading...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Loading..." calcext:value-type="string">
            <text:p>Loading...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Loading..." calcext:value-type="string">
            <text:p>Loading...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Loading..." calcext:value-type="string">
            <text:p>Loading...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Loading..." calcext:value-type="string">
            <text:p>Loading...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Loading..." calcext:value-type="string">
            <text:p>Loading...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Loading..." calcext:value-type="string">
            <text:p>Loading...</text:p>
          </table:table-cell>
          <table:table-cell table:style-name="ce1" table:formula="of:=[$lang_cy.A48]" office:value-type="string" office:string-value="GWALLAU" calcext:value-type="string">
            <text:p>G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Loading..." calcext:value-type="string">
            <text:p>Loading...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Loading..." calcext:value-type="string">
            <text:p>Loading...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Loading..." calcext:value-type="string">
            <text:p>Loading...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Loading..." calcext:value-type="string">
            <text:p>Loading...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Loading..." calcext:value-type="string">
            <text:p>Loading...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Loading..." calcext:value-type="string">
            <text:p>Loading...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Loading..." calcext:value-type="string">
            <text:p>Loading...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Loading..." calcext:value-type="string">
            <text:p>Loading...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Loading..." calcext:value-type="string">
            <text:p>Loading...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2" table:formula="of:=[$lang_la.A58]" office:value-type="string" office:string-value="Loading..." calcext:value-type="string">
            <text:p>Loading...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آپٹینڈ مماثل" calcext:value-type="string">
            <text:p>آپٹینڈ مماثل</text:p>
          </table:table-cell>
          <table:table-cell table:style-name="ce2" table:formula="of:=[$lang_la.A59]" office:value-type="string" office:string-value="Loading..." calcext:value-type="string">
            <text:p>Loading...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Loading..." calcext:value-type="string">
            <text:p>Loading...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Loading..." calcext:value-type="string">
            <text:p>Loading...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Loading..." calcext:value-type="string">
            <text:p>Loading...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Loading..." calcext:value-type="string">
            <text:p>Loading...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Loading..." calcext:value-type="string">
            <text:p>Loading...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Loading..." calcext:value-type="string">
            <text:p>Loading...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Loading..." calcext:value-type="string">
            <text:p>Loading...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Loading..." calcext:value-type="string">
            <text:p>Loading...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Loading..." calcext:value-type="string">
            <text:p>Loading...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I" calcext:value-type="string">
            <text:p>OPERASI MATEMATIKA GANDA YANG TIDAK DIKENALI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Loading..." calcext:value-type="string">
            <text:p>Loading...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Loading..." calcext:value-type="string">
            <text:p>Loading...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Loading..." calcext:value-type="string">
            <text:p>Loading...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Loading..." calcext:value-type="string">
            <text:p>Loading...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Loading..." calcext:value-type="string">
            <text:p>Loading...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4]" office:value-type="string" office:string-value="Loading..." calcext:value-type="string">
            <text:p>Loading...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Loading..." calcext:value-type="string">
            <text:p>Loading...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oading..." calcext:value-type="string">
            <text:p>Loading...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Loading..." calcext:value-type="string">
            <text:p>Loading...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Loading..." calcext:value-type="string">
            <text:p>Loading...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I" calcext:value-type="string">
            <text:p>JENIS VARIABEL YANG TIDAK DIKENALI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Loading..." calcext:value-type="string">
            <text:p>Loading...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YANG TIDAK TERBAIK" calcext:value-type="string">
            <text:p>VARIABEL LINGKUNGAN YANG TIDAK TERBAIK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משתנה סביבת הסביבה" calcext:value-type="string">
            <text:p>משתנה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Loading..." calcext:value-type="string">
            <text:p>Loading...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Loading..." calcext:value-type="string">
            <text:p>Loading...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Loading..." calcext:value-type="string">
            <text:p>Loading...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Loading..." calcext:value-type="string">
            <text:p>Loading...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Loading..." calcext:value-type="string">
            <text:p>Loading...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Loading..." calcext:value-type="string">
            <text:p>Loading...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SCHWACH" calcext:value-type="string">
            <text:p>SCHWACH</text:p>
          </table:table-cell>
          <table:table-cell table:style-name="ce8" table:formula="of:=IFERROR(__xludf.dummyfunction(&quot;upper(googletranslate(A10,$A$1,&quot;&quot;en&quot;&quot;))&quot;);&quot;WEAK&quot;)" office:value-type="string" office:string-value="WEAK" calcext:value-type="string">
            <text:p>WEA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SCHWACH&quot;)" office:value-type="string" office:string-value="SCHWACH" calcext:value-type="string">
            <text:p>SCHWACH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ل" calcext:value-type="string">
            <text:p>ل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7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8" table:formula="of:=IFERROR(__xludf.dummyfunction(&quot;upper(googletranslate(A44,$A$1,&quot;&quot;en&quot;&quot;))&quot;);&quot;CAN'T REACH THE DIRECTORY&quot;)" office:value-type="string" office:string-value="CAN'T REACH THE DIRECTORY" calcext:value-type="string">
            <text:p>CAN'T REACH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निर्देशिका तक पहुंच नहीं सकते&quot;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5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I" calcext:value-type="string">
            <text:p>OPERASI MATEMATIKA GANDA YANG TIDAK DIKENALI</text:p>
          </table:table-cell>
          <table:table-cell table:style-name="ce8" table:formula="of:=IFERROR(__xludf.dummyfunction(&quot;upper(googletranslate(A69,$A$1,&quot;&quot;en&quot;&quot;))&quot;);&quot;UNKNOWN MATHEMATICAL OPERATIONS&quot;)" office:value-type="string" office:string-value="UNKNOWN MATHEMATICAL OPERATIONS" calcext:value-type="string">
            <text:p>UNKNOWN MATHEMATICAL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I&quot;)" office:value-type="string" office:string-value="OPERASI MATEMATIKA GANDA YANG TIDAK DIKENALI" calcext:value-type="string">
            <text:p>OPERASI MATEMATIKA GAND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I" calcext:value-type="string">
            <text:p>JENIS VARIABEL YANG TIDAK DIKENALI</text:p>
          </table:table-cell>
          <table:table-cell table:style-name="ce8" table:formula="of:=IFERROR(__xludf.dummyfunction(&quot;upper(googletranslate(A79,$A$1,&quot;&quot;en&quot;&quot;))&quot;);&quot;TYPES OF VARIABLES THAT ARE NOT RECOGNIZED&quot;)" office:value-type="string" office:string-value="TYPES OF VARIABLES THAT ARE NOT RECOGNIZED" calcext:value-type="string">
            <text:p>TYPES OF VARIABLES THAT AR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YANG TIDAK TERBAIK" calcext:value-type="string">
            <text:p>VARIABEL LINGKUNGAN YANG TIDAK TERBAIK</text:p>
          </table:table-cell>
          <table:table-cell table:style-name="ce8" table:formula="of:=IFERROR(__xludf.dummyfunction(&quot;upper(googletranslate(A80,$A$1,&quot;&quot;en&quot;&quot;))&quot;);&quot;NON -BEST ENVIRONMENTAL VARIABLES&quot;)" office:value-type="string" office:string-value="NON -BEST ENVIRONMENTAL VARIABLES" calcext:value-type="string">
            <text:p>NON -BEST ENVIRONMENTAL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YANG TIDAK TERBAIK&quot;)" office:value-type="string" office:string-value="VARIABEL LINGKUNGAN YANG TIDAK TERBAIK" calcext:value-type="string">
            <text:p>VARIABEL LINGKUNGAN YANG TIDAK TERBAIK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取ります&quot;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ל" calcext:value-type="string">
            <text:p>ל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משתנה סביבת הסביבה" calcext:value-type="string">
            <text:p>משתנה סביבת הסביבה</text:p>
          </table:table-cell>
          <table:table-cell table:style-name="ce8" table:formula="of:=IFERROR(__xludf.dummyfunction(&quot;upper(googletranslate(A80,$A$1,&quot;&quot;en&quot;&quot;))&quot;);&quot;VARYING ENVIRONMENTAL ENVIRONMENT&quot;)" office:value-type="string" office:string-value="VARYING ENVIRONMENTAL ENVIRONMENT" calcext:value-type="string">
            <text:p>VARYING ENVIRONMENTAL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משתנה סביבת הסביבה&quot;)" office:value-type="string" office:string-value="משתנה סביבת הסביבה" calcext:value-type="string">
            <text:p>משתנה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 FOR&quot;)" office:value-type="string" office:string-value="FOR FOR" calcext:value-type="string">
            <text:p>FOR 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WA" calcext:value-type="string">
            <text:p>KWA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19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UNKNOWN&quot;)" office:value-type="string" office:string-value="A VARIETY OF DISTINGUISHED UNKNOWN" calcext:value-type="string">
            <text:p>A VARIETY OF DISTINGUISHED UNKNOWN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SA" calcext:value-type="string">
            <text:p>SA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Y&quot;)" office:value-type="string" office:string-value="INFINITY" calcext:value-type="string">
            <text:p>INFINITY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P&quot;)" office:value-type="string" office:string-value="STRAP" calcext:value-type="string">
            <text:p>STRA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8" table:formula="of:=IFERROR(__xludf.dummyfunction(&quot;upper(googletranslate(A58,$A$1,&quot;&quot;en&quot;&quot;))&quot;);&quot;FOR A LOOP WITH THE NEXT STING VARIABLE&quot;)" office:value-type="string" office:string-value="FOR A LOOP WITH THE NEXT STING VARIABLE" calcext:value-type="string">
            <text:p>FOR A LOOP WITH THE NEXT ST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گلا اسٹرنگ متغیر کے ساتھ لوپ کے لئے&quot;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آپٹینڈ مماثل" calcext:value-type="string">
            <text:p>آپٹینڈ مماثل</text:p>
          </table:table-cell>
          <table:table-cell table:style-name="ce8" table:formula="of:=IFERROR(__xludf.dummyfunction(&quot;upper(googletranslate(A59,$A$1,&quot;&quot;en&quot;&quot;))&quot;);&quot;OPTAND MATCHING&quot;)" office:value-type="string" office:string-value="OPTAND MATCHING" calcext:value-type="string">
            <text:p>OPTAND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آپٹینڈ مماثل&quot;)" office:value-type="string" office:string-value="آپٹینڈ مماثل" calcext:value-type="string">
            <text:p>آپٹ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4,$A$1,&quot;&quot;en&quot;&quot;))&quot;);&quot;UNCLAIMED INTELLIGENT MATHS OPERATION&quot;)" office:value-type="string" office:string-value="UNCLAIMED INTELLIGENT MATHS OPERATION" calcext:value-type="string">
            <text:p>UNCLAIMED INTELLIGENT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GWALLAU" calcext:value-type="string">
            <text:p>G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GWALLAU&quot;)" office:value-type="string" office:string-value="GWALLAU" calcext:value-type="string">
            <text:p>G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13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56" meta:object-count="0"/>
    <meta:generator>LibreOfficeDev/6.0.5.2$Linux_X86_64 LibreOffice_project/</meta:generator>
  </office:meta>
</office:document-meta>
</file>